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5-09-1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5-06-2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5-03-20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4-12-03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4-09-18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4-06-06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4-03-13 2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5264" calcext:value-type="float">
            <text:p>14.6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3-12-05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3-09-26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3-06-27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3-03-08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2-11-16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2-08-09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2-05-10 0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1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0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0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0-06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2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9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9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8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8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8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7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7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8672" calcext:value-type="float">
            <text:p>13.75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7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6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6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6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5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5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5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5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4-12-1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4-09-03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4-07-01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3-12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3-09-13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3-03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2-12-12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2-09-0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2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2-03-0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1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1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1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0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0-06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10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9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9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9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9-02-2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8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8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8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8-02-28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7-11-27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7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7-06-14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7-03-06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6-11-15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6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6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5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5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5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4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4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4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3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3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2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2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1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1-05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1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0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0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0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2000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9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9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9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8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7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7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7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7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6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5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4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4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3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2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2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2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1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7072" calcext:value-type="float">
            <text:p>12.3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1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0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90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9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9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9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8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8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8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7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7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7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7-0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6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6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6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6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6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6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5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5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5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5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5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5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5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5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5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5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4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4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4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4-07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4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4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3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3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3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3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2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1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1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80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7536" calcext:value-type="float">
            <text:p>11.5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9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9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8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8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9624" calcext:value-type="float">
            <text:p>11.4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7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6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5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5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5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5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4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4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3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3-05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3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2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2-07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2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1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1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1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0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7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9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9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9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8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8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6976" calcext:value-type="float">
            <text:p>10.8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8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8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7-07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7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7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6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6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6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6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5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5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5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5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4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408" calcext:value-type="float">
            <text:p>10.8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4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3-07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477</text:p>
          </table:table-cell>
          <table:table-cell office:value-type="string" calcext:value-type="string">
            <text:p>30S/16E-01BDB</text:p>
          </table:table-cell>
          <table:table-cell office:value-type="string" calcext:value-type="string">
            <text:p>1963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50" meta:object-count="0"/>
    <meta:user-defined meta:name="AppVersion">3.0</meta:user-defined>
  </office:meta>
</office:document-meta>
</file>